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2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2">
      <style:paragraph-properties fo:margin-left="2.5in" fo:margin-right="0in" fo:margin-top="0in" fo:margin-bottom="0in" loext:contextual-spacing="true" fo:text-indent="-0.25in" style:auto-text-indent="false"/>
    </style:style>
    <style:style style:name="P10" style:family="paragraph" style:parent-style-name="Heading_20_2">
      <style:paragraph-properties fo:margin-top="0.25in" fo:margin-bottom="0.0835in" loext:contextual-spacing="false"/>
    </style:style>
    <style:style style:name="P11" style:family="paragraph" style:parent-style-name="Heading_20_1">
      <style:paragraph-properties fo:margin-top="0.278in" fo:margin-bottom="0.0835in" loext:contextual-spacing="false"/>
    </style:style>
    <style:style style:name="P12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tracked-changes text:track-changes="false">
        <text:changed-region xml:id="ct89394496" text:id="ct89394496">
          <text:insertion>
            <office:change-info>
              <dc:creator>Anonymous</dc:creator>
              <dc:date>2018-05-19T01:11:37</dc:date>
            </office:change-info>
          </text:insertion>
        </text:changed-region>
        <text:changed-region xml:id="ct89491936" text:id="ct89491936">
          <text:deletion>
            <office:change-info>
              <dc:creator>Anonymous</dc:creator>
              <dc:date>2018-05-19T01:11:37</dc:date>
            </office:change-info>
            <text:p text:style-name="P1">:</text:p>
          </text:deletion>
        </text:changed-region>
        <text:changed-region xml:id="ct89486128" text:id="ct89486128">
          <text:deletion>
            <office:change-info>
              <dc:creator>Anonymous</dc:creator>
              <dc:date>2018-05-19T01:11:35</dc:date>
            </office:change-info>
            <text:list xml:id="list1269304423164495003" text:style-name="WWNum2">
              <text:list-item>
                <text:list>
                  <text:list-item>
                    <text:p text:style-name="P2"/>
                  </text:list-item>
                  <text:list-item>
                    <text:p text:style-name="P2"/>
                  </text:list-item>
                </text:list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nlry1oy0s8ge"/>2018 Krita Sprint Meeting</text:p>
      <text:p text:style-name="P11"><text:bookmark text:name="_vs70ouwpkal"/>Agenda</text:p>
      <text:p text:style-name="P10"><text:bookmark text:name="_saotak1xdgf0"/>Discussion</text:p>
      <text:list xml:id="list22511504065043" text:continue-numbering="true" text:style-name="WWNum2">
        <text:list-item>
          <text:p text:style-name="P3">Fund raiser (When, how, what kind?)</text:p>
          <text:list>
            <text:list-item>
              <text:p text:style-name="P2">We have 2000 euros a month stable now, slowly increasing</text:p>
              <text:list>
                <text:list-item>
                  <text:p text:style-name="P7">We should advertise the dev fund regularly: article every quarter</text:p>
                </text:list-item>
                <text:list-item>
                  <text:p text:style-name="P7">We could advertise the results of the donations every month at the end of the month</text:p>
                  <text:list>
                    <text:list-item>
                      <text:p text:style-name="P8">Should we also then do "this is what this money got you" overview</text:p>
                    </text:list-item>
                    <text:list-item>
                      <text:p text:style-name="P8">Last time we did this: <text:a xlink:type="simple" xlink:href="https://krita.org/en/item/funding-kritas-development/" text:style-name="Internet_20_link" text:visited-style-name="Visited_20_Internet_20_Link"><text:span text:style-name="T2">https://krita.org/en/item/funding-kritas-development/</text:span></text:a> </text:p>
                    </text:list-item>
                    <text:list-item>
                      <text:p text:style-name="P8">We should publish our weekly statistics on social media; raghu and animtim promise infographics</text:p>
                    </text:list-item>
                  </text:list>
                </text:list-item>
                <text:list-item>
                  <text:p text:style-name="P7">We need to publish a 2017 financial overview</text:p>
                </text:list-item>
              </text:list>
            </text:list-item>
            <text:list-item>
              <text:p text:style-name="P2">What for: Stabilize. <text:span text:style-name="T3"><office:annotation office:name="__Annotation__28_125508829"><dc:creator>Wolthera van Hövell tot Westerflier</dc:creator><dc:date>2018-05-18T08:35:54</dc:date><text:p><text:span text:style-name="T5">Halving our bug count should be possible easily.</text:span></text:p></office:annotation></text:span><text:span text:style-name="T3">Zero Bugs!</text:span><office:annotation-end office:name="__Annotation__28_125508829"/></text:p>
            </text:list-item>
            <text:list-item>
              <text:p text:style-name="P2">When: too late for May: Summer is out, so September</text:p>
              <text:list>
                <text:list-item>
                  <text:p text:style-name="P7">Continuous funding</text:p>
                </text:list-item>
                <text:list-item>
                  <text:p text:style-name="P7">Funding features/Stabilizing: telling people we go for stability and polish is going to be a hit with users, but not with journalists.</text:p>
                </text:list-item>
                <text:list-item>
                  <text:p text:style-name="P7">Fundraisers are marketing gold. We should make it a celebration, a festival. "Celebrate Krita!" Personalized wallpapers, badges, fan art, kiki cosplay rewards, sharing art. Votes and polls.</text:p>
                </text:list-item>
              </text:list>
            </text:list-item>
            <text:list-item>
              <text:p text:style-name="P2">How</text:p>
              <text:list>
                <text:list-item>
                  <text:p text:style-name="P7">Sell print on manual (lulu, amazon)</text:p>
                </text:list-item>
                <text:list-item>
                  <text:p text:style-name="P7">Selling books directly is hard because of VAT</text:p>
                </text:list-item>
                <text:list-item>
                  <text:p text:style-name="P7">Foundation cannot sell stuff anymore</text:p>
                </text:list-item>
              </text:list>
            </text:list-item>
          </text:list>
        </text:list-item>
        <text:list-item>
          <text:p text:style-name="P3">Bugzilla policy and what do we use Phabricator for</text:p>
          <text:list>
            <text:list-item>
              <text:p text:style-name="P2">Bko: If you ask the reporter a question, mark the bug as needinfo, if they answer set to unconfirmed again, or confirmed.</text:p>
              <text:list>
                <text:list-item>
                  <text:p text:style-name="P7">We should use keywords more.</text:p>
                </text:list-item>
                <text:list-item>
                  <text:p text:style-name="P7">We have canned responses for the unfriendly resolution states</text:p>
                </text:list-item>
              </text:list>
            </text:list-item>
            <text:list-item>
              <text:p text:style-name="P2">Phab is not suitable for bug reporting, only for tasks and code reviews</text:p>
              <text:list>
                <text:list-item>
                  <text:p text:style-name="P7"><text:soft-page-break/>Can we limit the people who can create new tasks? Ask Ben Cooksley</text:p>
                </text:list-item>
                <text:list-item>
                  <text:p text:style-name="P7">Phabricator is good for bigger tasks, where people collaborate on design and implementation, where discussion is necessary.</text:p>
                </text:list-item>
                <text:list-item>
                  <text:p text:style-name="P7">We shouldn't create tasks for fixing a single bug, that just floods phabricator: those should be handled through assignment in bko</text:p>
                </text:list-item>
                <text:list-item>
                  <text:p text:style-name="P7">We should merge/close a number of boards</text:p>
                </text:list-item>
              </text:list>
            </text:list-item>
          </text:list>
        </text:list-item>
        <text:list-item>
          <text:p text:style-name="P3">Painterly brush pack project</text:p>
          <text:list>
            <text:list-item>
              <text:p text:style-name="P2">We need something new in the shop to show activity and that we expand our education offerings</text:p>
            </text:list-item>
            <text:list-item>
              <text:p text:style-name="P2">Boud should pick up the discussion with Ramon</text:p>
            </text:list-item>
          </text:list>
        </text:list-item>
        <text:list-item>
          <text:p text:style-name="P3">Steam Creators:</text:p>
          <text:list>
            <text:list-item>
              <text:p text:style-name="P2">Art creators can choose the software they use for the art, 5% of their sales is deduces from Steam fee and transferred to software creators</text:p>
            </text:list-item>
            <text:list-item>
              <text:p text:style-name="P2">How can we get into the list of such software?</text:p>
            </text:list-item>
            <text:list-item>
              <text:p text:style-name="P2">Plan:</text:p>
              <text:list>
                <text:list-item>
                  <text:p text:style-name="P7">Contact Steam about the list (Blender Foundation is in the list)</text:p>
                </text:list-item>
                <text:list-item>
                  <text:p text:style-name="P7">Make a section on krita.org, describing that one can help this way</text:p>
                </text:list-item>
              </text:list>
            </text:list-item>
          </text:list>
        </text:list-item>
        <text:list-item>
          <text:p text:style-name="P3"><text:span text:style-name="T3">Unfinished Business: </text:span>Go back and investigate what features are really incomplete (compared to our initial plans)</text:p>
          <text:list>
            <text:list-item>
              <text:p text:style-name="P2">Layer Styles<text:change-start text:change-id="ct89394496"/><office:annotation office:name="__Annotation__61_125508829"><dc:creator>Anonymous</dc:creator><dc:date>2018-05-19T01:12:54</dc:date><text:p><text:span text:style-name="T5">Not sure how to use this, but what about contours in layer style?</text:span></text:p></office:annotation> <text:change-end text:change-id="ct89394496"/><office:annotation-end office:name="__Annotation__61_125508829"/><text:change text:change-id="ct89491936"/><text:change text:change-id="ct89486128"/></text:p>
              <text:list>
                <text:list-item>
                  <text:p text:style-name="P7">Bevel is hellish</text:p>
                </text:list-item>
                <text:list-item>
                  <text:p text:style-name="P7">Composition modes are more important.</text:p>
                </text:list-item>
                <text:list-item>
                  <text:p text:style-name="P7"><text:a xlink:type="simple" xlink:href="https://phabricator.kde.org/T1225" text:style-name="Internet_20_link" text:visited-style-name="Visited_20_Internet_20_Link"><text:span text:style-name="T2">https://phabricator.kde.org/T1225</text:span></text:a></text:p>
                </text:list-item>
                <text:list-item>
                  <text:p text:style-name="P7"><text:a xlink:type="simple" xlink:href="https://phabricator.kde.org/T762" text:style-name="Internet_20_link" text:visited-style-name="Visited_20_Internet_20_Link"><text:span text:style-name="T2">https://phabricator.kde.org/T762</text:span></text:a></text:p>
                </text:list-item>
                <text:list-item>
                  <text:p text:style-name="P7"><text:a xlink:type="simple" xlink:href="https://phabricator.kde.org/T5525" text:style-name="Internet_20_link" text:visited-style-name="Visited_20_Internet_20_Link"><text:span text:style-name="T2">https://phabricator.kde.org/T5525</text:span></text:a></text:p>
                </text:list-item>
              </text:list>
            </text:list-item>
            <text:list-item>
              <text:p text:style-name="P2">Text</text:p>
              <text:list>
                <text:list-item>
                  <text:p text:style-name="P7"><text:a xlink:type="simple" xlink:href="https://phabricator.kde.org/T8198" text:style-name="Internet_20_link" text:visited-style-name="Visited_20_Internet_20_Link"><text:span text:style-name="T2">https://phabricator.kde.org/T8198</text:span></text:a></text:p>
                </text:list-item>
              </text:list>
            </text:list-item>
            <text:list-item>
              <text:p text:style-name="P2">SVG</text:p>
              <text:list>
                <text:list-item>
                  <text:p text:style-name="P7">Filters:<text:a xlink:type="simple" xlink:href="https://phabricator.kde.org/T3577" text:style-name="Internet_20_link" text:visited-style-name="Visited_20_Internet_20_Link"> </text:a><text:a xlink:type="simple" xlink:href="https://phabricator.kde.org/T3577" text:style-name="Internet_20_link" text:visited-style-name="Visited_20_Internet_20_Link"><text:span text:style-name="T2">https://phabricator.kde.org/T3577</text:span></text:a></text:p>
                </text:list-item>
                <text:list-item>
                  <text:p text:style-name="P7">Patterns:<text:a xlink:type="simple" xlink:href="https://phabricator.kde.org/T5428" text:style-name="Internet_20_link" text:visited-style-name="Visited_20_Internet_20_Link"> </text:a><text:a xlink:type="simple" xlink:href="https://phabricator.kde.org/T5428" text:style-name="Internet_20_link" text:visited-style-name="Visited_20_Internet_20_Link"><text:span text:style-name="T2">https://phabricator.kde.org/T5428</text:span></text:a></text:p>
                </text:list-item>
              </text:list>
            </text:list-item>
            <text:list-item>
              <text:p text:style-name="P2"><text:soft-page-break/>GMIC</text:p>
              <text:list>
                <text:list-item>
                  <text:p text:style-name="P7">Input/output modes</text:p>
                </text:list-item>
                <text:list-item>
                  <text:p text:style-name="P7">macOS</text:p>
                </text:list-item>
              </text:list>
            </text:list-item>
            <text:list-item>
              <text:p text:style-name="P2">Animation Features</text:p>
              <text:list>
                <text:list-item>
                  <text:p text:style-name="P7">Transform masks</text:p>
                </text:list-item>
                <text:list-item>
                  <text:p text:style-name="P7">Clone frames</text:p>
                </text:list-item>
                <text:list-item>
                  <text:p text:style-name="P7">Cycles</text:p>
                </text:list-item>
              </text:list>
            </text:list-item>
            <text:list-item>
              <text:p text:style-name="P2">Gradients</text:p>
              <text:list>
                <text:list-item>
                  <text:p text:style-name="P7">16 bit mode?</text:p>
                </text:list-item>
              </text:list>
            </text:list-item>
            <text:list-item>
              <text:p text:style-name="P2">Python/Libkis</text:p>
              <text:list>
                <text:list-item>
                  <text:p text:style-name="P7">Undo/Redo API -- we need help with that</text:p>
                </text:list-item>
                <text:list-item>
                  <text:p text:style-name="P7">Animation API</text:p>
                </text:list-item>
              </text:list>
            </text:list-item>
          </text:list>
        </text:list-item>
        <text:list-item>
          <text:p text:style-name="P3"><text:span text:style-name="T3">4.1.0 release</text:span></text:p>
          <text:list>
            <text:list-item>
              <text:p text:style-name="P2">Go through bugzilla and identify release blockers</text:p>
            </text:list-item>
            <text:list-item>
              <text:p text:style-name="P2">Features:</text:p>
              <text:list>
                <text:list-item>
                  <text:p text:style-name="P7">Animation stuff</text:p>
                </text:list-item>
                <text:list-item>
                  <text:p text:style-name="P7">Animation cache swapping</text:p>
                </text:list-item>
                <text:list-item>
                  <text:p text:style-name="P7">Session management</text:p>
                </text:list-item>
                <text:list-item>
                  <text:p text:style-name="P7">Reference images</text:p>
                </text:list-item>
              </text:list>
            </text:list-item>
            <text:list-item>
              <text:p text:style-name="P2">May 30 Feature Freeze</text:p>
            </text:list-item>
            <text:list-item>
              <text:p text:style-name="P2">June 6th Alpha</text:p>
            </text:list-item>
            <text:list-item>
              <text:p text:style-name="P2">June 13th Beta</text:p>
            </text:list-item>
            <text:list-item>
              <text:p text:style-name="P2">June 20th Release</text:p>
            </text:list-item>
          </text:list>
        </text:list-item>
        <text:list-item>
          <text:p text:style-name="P3"><text:span text:style-name="T3">Release</text:span></text:p>
          <text:list>
            <text:list-item>
              <text:p text:style-name="P2">Keeping 4.0 bugfix releases is scary: those cherry-picked bug fixes are untested.</text:p>
            </text:list-item>
            <text:list-item>
              <text:p text:style-name="P2">Ask whether we can make nightlies from the stable branch as well</text:p>
            </text:list-item>
            <text:list-item>
              <text:p text:style-name="P2"><text:soft-page-break/>Translations. Release builds are different from git builds.</text:p>
              <text:list>
                <text:list-item>
                  <text:p text:style-name="P7">Three options</text:p>
                  <text:list>
                    <text:list-item>
                      <text:p text:style-name="P8">Keep as is. Release build system is different from developer builds</text:p>
                    </text:list-item>
                    <text:list-item>
                      <text:p text:style-name="P8">Use the extra-cmake-modules function to fetch the translations at build time, like gcompris -&gt; let's try this for a while</text:p>
                    </text:list-item>
                    <text:list-item>
                      <text:p text:style-name="P8">Nightly commit the translations to git</text:p>
                      <text:list>
                        <text:list-item>
                          <text:p text:style-name="P9">Directly</text:p>
                        </text:list-item>
                        <text:list-item>
                          <text:p text:style-name="P9">Or as a tarbal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3">Any other business</text:span></text:p>
          <text:list>
            <text:list-item>
              <text:p text:style-name="P2">HDR: let's see…</text:p>
            </text:list-item>
            <text:list-item>
              <text:p text:style-name="P2">Let's run some code improvement tools, like tools to replace header includes with forward declarations.</text:p>
            </text:list-item>
            <text:list-item>
              <text:p text:style-name="P2">Dmitry will contact PVS people about using pvs in our jenkins</text:p>
            </text:list-item>
            <text:list-item>
              <text:p text:style-name="P2"><office:annotation office:name="__Annotation__133_125508829"><dc:creator>Wolthera van Hövell tot Westerflier</dc:creator><dc:date>2018-05-18T10:01:36</dc:date><text:p><text:span text:style-name="T5">Maybe have a goal for each release, 50 unit tests broken now, lets release with only 40 broken tests, and each release reduce?</text:span></text:p></office:annotation>We should get jenkins back in irc<office:annotation-end office:name="__Annotation__133_125508829"/></text:p>
            </text:list-item>
          </text:list>
        </text:list-item>
      </text:list>
      <text:p text:style-name="P10"><text:bookmark text:name="_t90f1vj4vwwr"/>Doing</text:p>
      <text:list xml:id="list2535641686633309916" text:style-name="WWNum1">
        <text:list-item>
          <text:p text:style-name="P4">Cleanup of Phabricator</text:p>
        </text:list-item>
        <text:list-item>
          <text:p text:style-name="P4">Resource Management Redesign</text:p>
        </text:list-item>
        <text:list-item>
          <text:p text:style-name="P4">Tablet support on OSX (jagged lines) (Dmitry + Boud's laptop)</text:p>
        </text:list-item>
        <text:list-item>
          <text:p text:style-name="P4"><text:span text:style-name="T4">Huion on mac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3" meta:word-count="700" meta:character-count="3991" meta:non-whitespace-character-count="3471"/>
    <meta:generator>LibreOfficeDev/5.1.0.3$Linux_X86_64 LibreOffice_project/</meta:generator>
  </office:meta>
</office:document-meta>
</file>